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3.00pt" fo:font-weight="bold" fo:font-family="'Times New Roman'" style:font-family-asian="'Times New Roman'" style:font-family-complex="'Times New Roman'" fo:background-color="#ffffff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4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6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2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2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1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6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1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3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4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8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0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10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2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6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21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1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2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7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2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4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275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27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1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5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1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35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3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7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33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3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3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3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1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3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4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3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2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37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7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3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8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37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80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3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8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38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9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9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9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9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0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0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0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0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1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1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19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1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4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3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4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7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3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56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6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66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75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9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84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93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4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4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2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5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5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11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5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5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0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5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5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9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5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5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1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5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5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8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5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5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5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14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0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30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3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36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4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5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5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6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7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8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8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9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3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6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9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9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0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0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0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1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1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1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2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3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7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5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7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27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7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5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6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89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7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7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9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3" style:family="text">
      <style:text-properties fo:font-size="10.00pt" fo:font-weight="normal" fo:font-family="Consolas" style:font-family-asian="Consolas" style:font-family-complex="Consolas" fo:background-color="#ffffff" fo:color="#851691"/>
    </style:style>
    <style:style style:name="T8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7" style:family="text">
      <style:text-properties fo:font-size="10.00pt" fo:font-weight="normal" fo:font-family="Consolas" style:font-family-asian="Consolas" style:font-family-complex="Consolas" fo:background-color="#ffffff" fo:color="#851691"/>
    </style:style>
    <style:style style:name="T8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1" style:family="text">
      <style:text-properties fo:font-size="10.00pt" fo:font-weight="normal" fo:font-family="Consolas" style:font-family-asian="Consolas" style:font-family-complex="Consolas" fo:background-color="#ffffff" fo:color="#851691"/>
    </style:style>
    <style:style style:name="T8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1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2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8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4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5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3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8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7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8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8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8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3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90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05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9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0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1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91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1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9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4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935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93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9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3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9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6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9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48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94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6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9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5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6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6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6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6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9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2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9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4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98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9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89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9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97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99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99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0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0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0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0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06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0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08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100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0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0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2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0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3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4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0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6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10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50.00%" fo:text-align="center" fo:margin-bottom="6.00pt"/>
    </style:style>
    <style:style style:name="P3" style:family="paragraph">
      <style:paragraph-properties fo:line-height="150.00%" fo:text-align="left" fo:margin-bottom="6.00pt"/>
    </style:style>
    <style:style style:name="P4" style:family="paragraph">
      <style:paragraph-properties fo:line-height="150.00%" fo:text-align="right" fo:margin-bottom="10.00pt"/>
    </style:style>
    <style:style style:name="P5" style:family="paragraph">
      <style:paragraph-properties fo:line-height="150.00%" fo:text-align="center" fo:margin-bottom="10.00pt"/>
    </style:style>
    <style:style style:name="P6" style:family="paragraph">
      <style:paragraph-properties fo:line-height="150.00%" fo:text-align="justify" fo:margin-bottom="12.00pt"/>
    </style:style>
    <style:style style:name="P7" style:family="paragraph">
      <style:paragraph-properties fo:line-height="100.00%" fo:text-align="justify" fo:margin-bottom="12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justify" fo:margin-bottom="12.00pt"/>
    </style:style>
    <style:style style:name="P9" style:family="paragraph">
      <style:paragraph-properties fo:line-height="150.00%" fo:text-align="justify" fo:margin-bottom="12.00pt"/>
    </style:style>
    <style:style style:name="P10" style:family="paragraph">
      <style:paragraph-properties fo:line-height="100.00%" fo:text-align="justify" fo:margin-bottom="12.00p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50.00%" fo:text-align="left"/>
    </style:style>
    <style:style style:name="P12" style:family="paragraph">
      <style:paragraph-properties fo:line-height="150.00%" fo:text-align="center"/>
    </style:style>
    <style:style style:name="P13" style:family="paragraph">
      <style:paragraph-properties fo:line-height="150.00%" fo:text-align="left"/>
    </style:style>
    <style:style style:name="P1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5" style:family="paragraph">
      <style:paragraph-properties fo:line-height="150.00%" fo:text-align="left"/>
    </style:style>
    <style:style style:name="P1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7" style:family="paragraph">
      <style:paragraph-properties fo:line-height="150.00%" fo:text-align="left" fo:margin-bottom="6.00pt"/>
    </style:style>
  </office:automatic-styles>
  <office:body>
    <office:text>
      <text:p text:style-name="P1"><text:span text:style-name="T1">МІНІСТЕРСТВО ОСВІТИ І НАУКИ УКРАЇНИ</text:span></text:p>
      <text:p text:style-name="P1"><text:span text:style-name="T1">НАЦІОНАЛЬНИЙ ПОЛІТЕХНІЧНИЙ УНІВЕРСИТЕТ</text:span></text:p>
      <text:p text:style-name="P1"><text:span text:style-name="T1">Інститут комп'ютерних систем</text:span></text:p>
      <text:p text:style-name="P2"><text:span text:style-name="T1">Кафедра інформаційних систем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Лабораторна робота<text:s/></text:span><text:span text:style-name="T4">№</text:span><text:span text:style-name="T5">3</text:span></text:p>
      <text:p text:style-name="P2"><text:span text:style-name="T6"><text:s/></text:span><text:span text:style-name="T7">За дисципліною:<text:s/></text:span><text:span text:style-name="T8">«</text:span><text:span text:style-name="T9">Програмування мобільних пристроїв</text:span><text:span text:style-name="T10">»</text:span></text:p>
      <text:p text:style-name="P2"><text:span text:style-name="T10"><text:s/></text:span><text:span text:style-name="T11">Тема:<text:s/></text:span><text:span text:style-name="T12">«</text:span><text:span text:style-name="T13">Спискові елементи. Віджет ListView. Створення адаптера. Віджет RecyclerView</text:span><text:span text:style-name="T14">»</text:span></text:p>
      <text:p text:style-name="P3"><text:span text:style-name="T15"><text:s/></text:span></text:p>
      <text:p text:style-name="P3"><text:span text:style-name="T16"/></text:p>
      <text:p text:style-name="P4"><text:span text:style-name="T17">Виконав:</text:span></text:p>
      <text:p text:style-name="P4"><text:span text:style-name="T17">Студент группы АІ-181</text:span></text:p>
      <text:p text:style-name="P4"><text:span text:style-name="T17">Аврамов В.Д.</text:span></text:p>
      <text:p text:style-name="P4"><text:span text:style-name="T17">Перевірив: </text:span></text:p>
      <text:p text:style-name="P4"><text:span text:style-name="T17">Смик С. Ю.</text:span></text:p>
      <text:p text:style-name="P4"><text:span text:style-name="T18"/></text:p>
      <text:p text:style-name="P4"><text:span text:style-name="T18"/></text:p>
      <text:p text:style-name="P5"><text:span text:style-name="T19">Одеса - 2021</text:span></text:p>
      <text:p text:style-name="P6"><text:span text:style-name="T20">Тема: Спискові елементи. Віджет ListView. Створення адаптера. Віджет RecyclerView.</text:span></text:p>
      <text:p text:style-name="P7"><text:span text:style-name="T21">Ціль роботи: </text:span></text:p>
      <text:list text:style-name="L8">
        <text:list-item>
          <text:p text:style-name="P8"><text:span text:style-name="T22">розібратися з роботою зі списками в Android;</text:span></text:p>
        </text:list-item>
        <text:list-item>
          <text:p text:style-name="P8"><text:span text:style-name="T22">вивчити призначення класу адаптера і реалізувати його;</text:span></text:p>
        </text:list-item>
        <text:list-item>
          <text:p text:style-name="P8"><text:span text:style-name="T22">ознайомитися з механізмом повторного використання елементів списку;</text:span></text:p>
        </text:list-item>
        <text:list-item>
          <text:p text:style-name="P9"><text:span text:style-name="T23">вивчити роботу віджета RecyclerView і розглянути його відмінності від віджета ListView. </text:span></text:p>
        </text:list-item>
      </text:list>
      <text:p text:style-name="P10"><text:span text:style-name="T24">Завдання:</text:span></text:p>
      <text:list text:style-name="L11">
        <text:list-item>
          <text:p text:style-name="P11"><text:span text:style-name="T25">У головному вікні програми спочатку є порожній список і кнопка "+", яка додає новий контакт в список. Якщо список контактів пустий, користувачеві відображається напис про те, що список порожній;</text:span></text:p>
        </text:list-item>
        <text:list-item>
          <text:p text:style-name="P11"><text:span text:style-name="T25">При натисканні на кнопку "+" відкривається вікно з додаванням контакту;</text:span></text:p>
        </text:list-item>
        <text:list-item>
          <text:p text:style-name="P11"><text:span text:style-name="T25">Користувач вводить ім'я контакту, електронну пошту та телефон, а також натискає на кнопку "Take photo" і робить фотографію контакту;</text:span></text:p>
        </text:list-item>
        <text:list-item>
          <text:p text:style-name="P11"><text:span text:style-name="T25">Після заповнення всіх полів і знімка, користувач натискає на кнопку "ADD", після чого контакт буде додано до списку контактів в головному вікні програми;</text:span></text:p>
        </text:list-item>
        <text:list-item>
          <text:p text:style-name="P11"><text:span text:style-name="T25">Кожен новий контакт додається внизу списку;</text:span></text:p>
        </text:list-item>
        <text:list-item>
          <text:p text:style-name="P11"><text:span text:style-name="T25">Для кожного пункту списку є кнопка "Х", яка дозволяє видалити контакт;</text:span></text:p>
        </text:list-item>
        <text:list-item>
          <text:p text:style-name="P11"><text:span text:style-name="T25">Якщо всі контакти видалені, користувачеві знову показується напис про те, що список контактів пустий.</text:span><text:span text:style-name="T26"><text:s/></text:span></text:p>
        </text:list-item>
        <text:list-item>
          <text:p text:style-name="P11"><text:span text:style-name="T27"/></text:p>
        </text:list-item>
      </text:list>
      <text:p text:style-name="P12"><text:span text:style-name="T28">Хід роботи:</text:span></text:p>
      <text:p text:style-name="P13"><text:span text:style-name="T28">Код програми:</text:span></text:p>
      <text:p text:style-name="P13"><text:span text:style-name="T28">Файл MainActivity.java</text:span></text:p>
      <text:p text:style-name="P14"><text:span text:style-name="T29">package<text:s/></text:span><text:span text:style-name="T30">ua.opu.contactlist</text:span><text:span text:style-name="T31">;<text:line-break/><text:line-break/></text:span><text:span text:style-name="T32">import<text:s/></text:span><text:span text:style-name="T33">androidx.annotation.</text:span><text:span text:style-name="T34">Nullable</text:span><text:span text:style-name="T35">;<text:line-break/></text:span><text:span text:style-name="T36">import<text:s/></text:span><text:span text:style-name="T37">androidx.appcompat.app.AppCompatActivity</text:span><text:span text:style-name="T38">;<text:line-break/></text:span><text:span text:style-name="T39">import<text:s/></text:span><text:span text:style-name="T40">androidx.core.app.ActivityCompat</text:span><text:span text:style-name="T41">;<text:line-break/></text:span><text:span text:style-name="T42">import<text:s/></text:span><text:span text:style-name="T43">androidx.recyclerview.widget.LinearLayoutManager</text:span><text:span text:style-name="T44">;<text:line-break/></text:span><text:span text:style-name="T45">import<text:s/></text:span><text:span text:style-name="T46">androidx.recyclerview.widget.RecyclerView</text:span><text:span text:style-name="T47">;<text:line-break/><text:line-break/></text:span><text:span text:style-name="T48">import<text:s/></text:span><text:span text:style-name="T49">android.Manifest</text:span><text:span text:style-name="T50">;<text:line-break/></text:span><text:span text:style-name="T51">import<text:s/></text:span><text:span text:style-name="T52">android.content.Intent</text:span><text:span text:style-name="T53">;<text:line-break/></text:span><text:span text:style-name="T54">import<text:s/></text:span><text:span text:style-name="T55">android.content.pm.PackageManager</text:span><text:span text:style-name="T56">;<text:line-break/></text:span><text:span text:style-name="T57">import<text:s/></text:span><text:span text:style-name="T58">android.graphics.Color</text:span><text:span text:style-name="T59">;<text:line-break/></text:span><text:span text:style-name="T60">import<text:s/></text:span><text:span text:style-name="T61">android.net.Uri</text:span><text:span text:style-name="T62">;<text:line-break/></text:span><text:span text:style-name="T63">import<text:s/></text:span><text:span text:style-name="T64">android.os.Bundle</text:span><text:span text:style-name="T65">;<text:line-break/></text:span><text:span text:style-name="T66">import<text:s/></text:span><text:span text:style-name="T67">android.view.View</text:span><text:span text:style-name="T68">;<text:line-break/></text:span><text:span text:style-name="T69">import<text:s/></text:span><text:span text:style-name="T70">android.view.Window</text:span><text:span text:style-name="T71">;<text:line-break/></text:span><text:span text:style-name="T72">import<text:s/></text:span><text:span text:style-name="T73">android.view.WindowManager</text:span><text:span text:style-name="T74">;<text:line-break/><text:line-break/></text:span><text:span text:style-name="T75">import<text:s/></text:span><text:span text:style-name="T76">com.google.android.material.floatingactionbutton.FloatingActionButton</text:span><text:span text:style-name="T77">;<text:line-break/><text:line-break/></text:span><text:span text:style-name="T78">import<text:s/></text:span><text:span text:style-name="T79">java.util.ArrayList</text:span><text:span text:style-name="T80">;<text:line-break/></text:span><text:span text:style-name="T81">import<text:s/></text:span><text:span text:style-name="T82">java.util.List</text:span><text:span text:style-name="T83">;<text:line-break/><text:line-break/></text:span><text:span text:style-name="T84">public class<text:s/></text:span><text:span text:style-name="T85">MainActivity<text:s/></text:span><text:span text:style-name="T86">extends<text:s/></text:span><text:span text:style-name="T87">AppCompatActivity<text:s/></text:span><text:span text:style-name="T88">implements<text:s/></text:span><text:span text:style-name="T89">ContactsAdapter</text:span><text:span text:style-name="T90">.</text:span><text:span text:style-name="T91">DeleteItemListener<text:s/></text:span><text:span text:style-name="T92">{<text:line-break/><text:line-break/><text:s text:c="4"/></text:span><text:span text:style-name="T93">private static final int<text:s/></text:span><text:span text:style-name="T94">ADD_CONTACT_REQUEST_CODE<text:s/></text:span><text:span text:style-name="T95">=<text:s/></text:span><text:span text:style-name="T96">5556</text:span><text:span text:style-name="T97">;<text:line-break/><text:s text:c="4"/></text:span><text:span text:style-name="T98">private<text:s/></text:span><text:span text:style-name="T99">RecyclerView<text:s/></text:span><text:span text:style-name="T100">mRecyclerView</text:span><text:span text:style-name="T101">;<text:line-break/><text:s text:c="4"/></text:span><text:span text:style-name="T102">private<text:s/></text:span><text:span text:style-name="T103">FloatingActionButton<text:s/></text:span><text:span text:style-name="T104">mAddContactButton</text:span><text:span text:style-name="T105">;<text:line-break/><text:s text:c="4"/></text:span><text:span text:style-name="T106">private<text:s/></text:span><text:span text:style-name="T107">FloatingActionButton<text:s/></text:span><text:span text:style-name="T108">addRandomButton</text:span><text:span text:style-name="T109">;<text:line-break/><text:line-break/><text:s text:c="4"/></text:span><text:span text:style-name="T110">private<text:s/></text:span><text:span text:style-name="T111">List</text:span><text:span text:style-name="T112">&lt;</text:span><text:span text:style-name="T113">Contact</text:span><text:span text:style-name="T114">&gt;<text:s/></text:span><text:span text:style-name="T115">list<text:s/></text:span><text:span text:style-name="T116">=<text:s/></text:span><text:span text:style-name="T117">new<text:s/></text:span><text:span text:style-name="T118">ArrayList&lt;&gt;();<text:line-break/><text:s text:c="4"/></text:span><text:span text:style-name="T119">private<text:s/></text:span><text:span text:style-name="T120">ContactsAdapter<text:s/></text:span><text:span text:style-name="T121">adapter</text:span><text:span text:style-name="T122">;<text:line-break/><text:line-break/><text:s text:c="4"/></text:span><text:span text:style-name="T123">public void<text:s/></text:span><text:span text:style-name="T124">addRandomContact</text:span><text:span text:style-name="T125">(</text:span><text:span text:style-name="T126">View<text:s/></text:span><text:span text:style-name="T127">view){<text:line-break/><text:s text:c="8"/></text:span><text:span text:style-name="T128">list</text:span><text:span text:style-name="T129">.add(</text:span><text:span text:style-name="T130">Contact</text:span><text:span text:style-name="T131">.</text:span><text:span text:style-name="T132">generateContact</text:span><text:span text:style-name="T133">());<text:line-break/><text:s text:c="8"/></text:span><text:span text:style-name="T134">adapter</text:span><text:span text:style-name="T135">.notifyDataSetChanged();<text:line-break/><text:s text:c="4"/>}<text:line-break/><text:line-break/><text:s text:c="4"/></text:span><text:span text:style-name="T136">@Override<text:line-break/><text:s text:c="4"/></text:span><text:span text:style-name="T137">protected void<text:s/></text:span><text:span text:style-name="T138">onCreate</text:span><text:span text:style-name="T139">(</text:span><text:span text:style-name="T140">Bundle<text:s/></text:span><text:span text:style-name="T141">savedInstanceState) {<text:line-break/><text:s text:c="8"/></text:span><text:span text:style-name="T142">super</text:span><text:span text:style-name="T143">.onCreate(savedInstanceState);<text:line-break/><text:s text:c="8"/>setContentView(</text:span><text:span text:style-name="T144">R</text:span><text:span text:style-name="T145">.</text:span><text:span text:style-name="T146">layout</text:span><text:span text:style-name="T147">.</text:span><text:span text:style-name="T148">activity_main</text:span><text:span text:style-name="T149">);<text:line-break/><text:s text:c="8"/>setWindow();<text:line-break/><text:line-break/><text:s text:c="8"/></text:span><text:span text:style-name="T150">mRecyclerView<text:s/></text:span><text:span text:style-name="T151">= findViewById(</text:span><text:span text:style-name="T152">R</text:span><text:span text:style-name="T153">.</text:span><text:span text:style-name="T154">id</text:span><text:span text:style-name="T155">.</text:span><text:span text:style-name="T156">list</text:span><text:span text:style-name="T157">);<text:line-break/><text:s text:c="8"/></text:span><text:span text:style-name="T158">mRecyclerView</text:span><text:span text:style-name="T159">.setLayoutManager(</text:span><text:span text:style-name="T160">new<text:s/></text:span><text:span text:style-name="T161">LinearLayoutManager(</text:span><text:span text:style-name="T162">this</text:span><text:span text:style-name="T163">));<text:line-break/><text:s text:c="8"/></text:span><text:span text:style-name="T164">adapter<text:s/></text:span><text:span text:style-name="T165">=<text:s/></text:span><text:span text:style-name="T166">new<text:s/></text:span><text:span text:style-name="T167">ContactsAdapter(getApplicationContext(),<text:s/></text:span><text:span text:style-name="T168">list</text:span><text:span text:style-name="T169">,<text:s/></text:span><text:span text:style-name="T170">this</text:span><text:span text:style-name="T171">);<text:line-break/><text:s text:c="8"/></text:span><text:span text:style-name="T172">mRecyclerView</text:span><text:span text:style-name="T173">.setAdapter(</text:span><text:span text:style-name="T174">adapter</text:span><text:span text:style-name="T175">);<text:line-break/><text:line-break/><text:s text:c="8"/></text:span><text:span text:style-name="T176">mAddContactButton<text:s/></text:span><text:span text:style-name="T177">= findViewById(</text:span><text:span text:style-name="T178">R</text:span><text:span text:style-name="T179">.</text:span><text:span text:style-name="T180">id</text:span><text:span text:style-name="T181">.</text:span><text:span text:style-name="T182">fab</text:span><text:span text:style-name="T183">);<text:line-break/><text:s text:c="8"/></text:span><text:span text:style-name="T184">addRandomButton<text:s/></text:span><text:span text:style-name="T185">= findViewById(</text:span><text:span text:style-name="T186">R</text:span><text:span text:style-name="T187">.</text:span><text:span text:style-name="T188">id</text:span><text:span text:style-name="T189">.</text:span><text:span text:style-name="T190">fab5</text:span><text:span text:style-name="T191">);<text:line-break/><text:s text:c="8"/></text:span><text:span text:style-name="T192">mAddContactButton</text:span><text:span text:style-name="T193">.setOnClickListener(v -&gt; {<text:line-break/><text:s text:c="12"/></text:span><text:span text:style-name="T194">Intent i<text:s/></text:span><text:span text:style-name="T195">=<text:s/></text:span><text:span text:style-name="T196">new<text:s/></text:span><text:span text:style-name="T197">Intent(</text:span><text:span text:style-name="T198">this</text:span><text:span text:style-name="T199">,<text:s/></text:span><text:span text:style-name="T200">AddContactActivity</text:span><text:span text:style-name="T201">.</text:span><text:span text:style-name="T202">class</text:span><text:span text:style-name="T203">);<text:line-break/><text:s text:c="12"/>startActivityForResult(</text:span><text:span text:style-name="T204">i</text:span><text:span text:style-name="T205">,<text:s/></text:span><text:span text:style-name="T206">ADD_CONTACT_REQUEST_CODE</text:span><text:span text:style-name="T207">);<text:line-break/><text:s text:c="8"/>});<text:line-break/><text:s text:c="4"/>}<text:line-break/><text:line-break/><text:s text:c="4"/></text:span><text:span text:style-name="T208">@Override<text:line-break/><text:s text:c="4"/></text:span><text:span text:style-name="T209">protected void<text:s/></text:span><text:span text:style-name="T210">onActivityResult</text:span><text:span text:style-name="T211">(</text:span><text:span text:style-name="T212">int<text:s/></text:span><text:span text:style-name="T213">requestCode,<text:s/></text:span><text:span text:style-name="T214">int<text:s/></text:span><text:span text:style-name="T215">resultCode,<text:s/></text:span><text:span text:style-name="T216">@Nullable<text:s/></text:span><text:span text:style-name="T217">Intent<text:s/></text:span><text:span text:style-name="T218">data) {<text:line-break/><text:s text:c="8"/></text:span><text:span text:style-name="T219">super</text:span><text:span text:style-name="T220">.onActivityResult(requestCode, resultCode, data);<text:line-break/><text:line-break/><text:s text:c="8"/></text:span><text:span text:style-name="T221">if<text:s/></text:span><text:span text:style-name="T222">(requestCode ==<text:s/></text:span><text:span text:style-name="T223">ADD_CONTACT_REQUEST_CODE<text:s/></text:span><text:span text:style-name="T224">&amp;&amp; resultCode ==<text:s/></text:span><text:span text:style-name="T225">RESULT_OK<text:s/></text:span><text:span text:style-name="T226">&amp;&amp; data !=<text:s/></text:span><text:span text:style-name="T227">null</text:span><text:span text:style-name="T228">) {<text:line-break/><text:s text:c="12"/></text:span><text:span text:style-name="T229">String name<text:s/></text:span><text:span text:style-name="T230">= data.getStringExtra(</text:span><text:span text:style-name="T231">Intent</text:span><text:span text:style-name="T232">.</text:span><text:span text:style-name="T233">EXTRA_USER</text:span><text:span text:style-name="T234">);<text:line-break/><text:s text:c="12"/></text:span><text:span text:style-name="T235">String email<text:s/></text:span><text:span text:style-name="T236">= data.getStringExtra(</text:span><text:span text:style-name="T237">Intent</text:span><text:span text:style-name="T238">.</text:span><text:span text:style-name="T239">EXTRA_EMAIL</text:span><text:span text:style-name="T240">);<text:line-break/><text:s text:c="12"/></text:span><text:span text:style-name="T241">String phone<text:s/></text:span><text:span text:style-name="T242">= data.getStringExtra(</text:span><text:span text:style-name="T243">Intent</text:span><text:span text:style-name="T244">.</text:span><text:span text:style-name="T245">EXTRA_PHONE_NUMBER</text:span><text:span text:style-name="T246">);<text:line-break/><text:s text:c="12"/></text:span><text:span text:style-name="T247">Uri uri<text:s/></text:span><text:span text:style-name="T248">=<text:s/></text:span><text:span text:style-name="T249">Uri</text:span><text:span text:style-name="T250">.</text:span><text:span text:style-name="T251">parse</text:span><text:span text:style-name="T252">(data.getStringExtra(</text:span><text:span text:style-name="T253">Intent</text:span><text:span text:style-name="T254">.</text:span><text:span text:style-name="T255">EXTRA_ORIGINATING_URI</text:span><text:span text:style-name="T256">));<text:line-break/><text:line-break/><text:s text:c="12"/></text:span><text:span text:style-name="T257">list</text:span><text:span text:style-name="T258">.add(</text:span><text:span text:style-name="T259">new<text:s/></text:span><text:span text:style-name="T260">Contact(</text:span><text:span text:style-name="T261">name</text:span><text:span text:style-name="T262">,<text:s/></text:span><text:span text:style-name="T263">email</text:span><text:span text:style-name="T264">,<text:s/></text:span><text:span text:style-name="T265">phone</text:span><text:span text:style-name="T266">,<text:s/></text:span><text:span text:style-name="T267">uri</text:span><text:span text:style-name="T268">));<text:line-break/><text:s text:c="12"/></text:span><text:span text:style-name="T269">adapter</text:span><text:span text:style-name="T270">.notifyDataSetChanged();<text:line-break/><text:s text:c="8"/>}<text:line-break/><text:s text:c="4"/>}<text:line-break/><text:line-break/><text:s text:c="4"/></text:span><text:span text:style-name="T271">private void<text:s/></text:span><text:span text:style-name="T272">setWindow</text:span><text:span text:style-name="T273">() {<text:line-break/><text:s text:c="8"/></text:span><text:span text:style-name="T274">//<text:s/></text:span><text:span text:style-name="T275">Метод устанавливает StatusBar в цвет фона<text:line-break/><text:s text:c="8"/></text:span><text:span text:style-name="T276">Window window<text:s/></text:span><text:span text:style-name="T277">=<text:s/></text:span><text:span text:style-name="T278">this</text:span><text:span text:style-name="T279">.getWindow();<text:line-break/><text:s text:c="8"/></text:span><text:span text:style-name="T280">window</text:span><text:span text:style-name="T281">.clearFlags(</text:span><text:span text:style-name="T282">WindowManager</text:span><text:span text:style-name="T283">.</text:span><text:span text:style-name="T284">LayoutParams</text:span><text:span text:style-name="T285">.</text:span><text:span text:style-name="T286">FLAG_TRANSLUCENT_STATUS</text:span><text:span text:style-name="T287">);<text:line-break/><text:s text:c="8"/></text:span><text:span text:style-name="T288">window</text:span><text:span text:style-name="T289">.addFlags(</text:span><text:span text:style-name="T290">WindowManager</text:span><text:span text:style-name="T291">.</text:span><text:span text:style-name="T292">LayoutParams</text:span><text:span text:style-name="T293">.</text:span><text:span text:style-name="T294">FLAG_DRAWS_SYSTEM_BAR_BACKGROUNDS</text:span><text:span text:style-name="T295">);<text:line-break/><text:s text:c="8"/></text:span><text:span text:style-name="T296">window</text:span><text:span text:style-name="T297">.setStatusBarColor(getColor(</text:span><text:span text:style-name="T298">R</text:span><text:span text:style-name="T299">.</text:span><text:span text:style-name="T300">color</text:span><text:span text:style-name="T301">.</text:span><text:span text:style-name="T302">activity_background</text:span><text:span text:style-name="T303">));<text:line-break/><text:line-break/><text:s text:c="8"/></text:span><text:span text:style-name="T304">View decor<text:s/></text:span><text:span text:style-name="T305">= getWindow().getDecorView();<text:line-break/><text:s text:c="8"/></text:span><text:span text:style-name="T306">decor</text:span><text:span text:style-name="T307">.setSystemUiVisibility(</text:span><text:span text:style-name="T308">View</text:span><text:span text:style-name="T309">.</text:span><text:span text:style-name="T310">SYSTEM_UI_FLAG_LIGHT_STATUS_BAR</text:span><text:span text:style-name="T311">);<text:line-break/><text:s text:c="4"/>}<text:line-break/><text:line-break/><text:s text:c="4"/></text:span><text:span text:style-name="T312">private static final int<text:s/></text:span><text:span text:style-name="T313">REQUEST_EXTERNAL_STORAGE<text:s/></text:span><text:span text:style-name="T314">=<text:s/></text:span><text:span text:style-name="T315">1</text:span><text:span text:style-name="T316">;<text:line-break/><text:s text:c="4"/></text:span><text:span text:style-name="T317">private static final<text:s/></text:span><text:span text:style-name="T318">String</text:span><text:span text:style-name="T319">[]<text:s/></text:span><text:span text:style-name="T320">PERMISSIONS_STORAGE<text:s/></text:span><text:span text:style-name="T321">= {<text:line-break/><text:s text:c="12"/></text:span><text:span text:style-name="T322">Manifest</text:span><text:span text:style-name="T323">.</text:span><text:span text:style-name="T324">permission</text:span><text:span text:style-name="T325">.</text:span><text:span text:style-name="T326">READ_EXTERNAL_STORAGE</text:span><text:span text:style-name="T327">,<text:line-break/><text:s text:c="12"/></text:span><text:span text:style-name="T328">Manifest</text:span><text:span text:style-name="T329">.</text:span><text:span text:style-name="T330">permission</text:span><text:span text:style-name="T331">.</text:span><text:span text:style-name="T332">WRITE_EXTERNAL_STORAGE<text:line-break/><text:s text:c="4"/></text:span><text:span text:style-name="T333">};<text:line-break/><text:line-break/><text:s text:c="4"/></text:span><text:span text:style-name="T334">public void<text:s/></text:span><text:span text:style-name="T335">verifyStoragePermissions</text:span><text:span text:style-name="T336">() {<text:line-break/><text:s text:c="8"/></text:span><text:span text:style-name="T337">// Проверяем наличие разрешения на запись во внешнее хранилище<text:line-break/><text:s text:c="8"/></text:span><text:span text:style-name="T338">int<text:s/></text:span><text:span text:style-name="T339">permission<text:s/></text:span><text:span text:style-name="T340">=<text:s/></text:span><text:span text:style-name="T341">ActivityCompat</text:span><text:span text:style-name="T342">.</text:span><text:span text:style-name="T343">checkSelfPermission</text:span><text:span text:style-name="T344">(</text:span><text:span text:style-name="T345">this</text:span><text:span text:style-name="T346">,<text:s/></text:span><text:span text:style-name="T347">Manifest</text:span><text:span text:style-name="T348">.</text:span><text:span text:style-name="T349">permission</text:span><text:span text:style-name="T350">.</text:span><text:span text:style-name="T351">WRITE_EXTERNAL_STORAGE</text:span><text:span text:style-name="T352">);<text:line-break/><text:line-break/><text:s text:c="8"/></text:span><text:span text:style-name="T353">if<text:s/></text:span><text:span text:style-name="T354">(</text:span><text:span text:style-name="T355">permission<text:s/></text:span><text:span text:style-name="T356">!=<text:s/></text:span><text:span text:style-name="T357">PackageManager</text:span><text:span text:style-name="T358">.</text:span><text:span text:style-name="T359">PERMISSION_GRANTED</text:span><text:span text:style-name="T360">) {<text:line-break/><text:s text:c="12"/></text:span><text:span text:style-name="T361">// Запрашиваем разрешение у пользователя<text:line-break/><text:s text:c="12"/></text:span><text:span text:style-name="T362">ActivityCompat</text:span><text:span text:style-name="T363">.</text:span><text:span text:style-name="T364">requestPermissions</text:span><text:span text:style-name="T365">(<text:line-break/><text:s text:c="20"/></text:span><text:span text:style-name="T366">this</text:span><text:span text:style-name="T367">,<text:line-break/><text:s text:c="20"/></text:span><text:span text:style-name="T368">PERMISSIONS_STORAGE</text:span><text:span text:style-name="T369">,<text:line-break/><text:s text:c="20"/></text:span><text:span text:style-name="T370">REQUEST_EXTERNAL_STORAGE<text:line-break/><text:s text:c="12"/></text:span><text:span text:style-name="T371">);<text:line-break/><text:s text:c="8"/>}<text:line-break/><text:s text:c="4"/>}<text:line-break/><text:line-break/><text:s text:c="4"/></text:span><text:span text:style-name="T372">@Override<text:line-break/><text:s text:c="4"/></text:span><text:span text:style-name="T373">protected void<text:s/></text:span><text:span text:style-name="T374">onStart</text:span><text:span text:style-name="T375">() {<text:line-break/><text:s text:c="8"/></text:span><text:span text:style-name="T376">super</text:span><text:span text:style-name="T377">.onStart();<text:line-break/><text:line-break/><text:s text:c="8"/>verifyStoragePermissions();<text:line-break/><text:s text:c="4"/>}<text:line-break/><text:line-break/><text:s text:c="4"/></text:span><text:span text:style-name="T378">@Override<text:line-break/><text:s text:c="4"/></text:span><text:span text:style-name="T379">public void<text:s/></text:span><text:span text:style-name="T380">onDeleteItem</text:span><text:span text:style-name="T381">(</text:span><text:span text:style-name="T382">int<text:s/></text:span><text:span text:style-name="T383">position) {<text:line-break/><text:s text:c="8"/></text:span><text:span text:style-name="T384">list</text:span><text:span text:style-name="T385">.remove(position);<text:line-break/><text:s text:c="8"/></text:span><text:span text:style-name="T386">adapter</text:span><text:span text:style-name="T387">.notifyDataSetChanged();<text:line-break/><text:s text:c="4"/>}<text:line-break/>}</text:span><text:span text:style-name="T388"><text:s/></text:span></text:p>
      <text:p text:style-name="P14"><text:span text:style-name="T388">Файл Contact.java</text:span></text:p>
      <text:p text:style-name="P14"><text:span text:style-name="T389">package<text:s/></text:span><text:span text:style-name="T390">ua.opu.contactlist</text:span><text:span text:style-name="T391">;<text:line-break/><text:line-break/></text:span><text:span text:style-name="T392">import<text:s/></text:span><text:span text:style-name="T393">android.net.Uri</text:span><text:span text:style-name="T394">;<text:line-break/><text:line-break/></text:span><text:span text:style-name="T395">import<text:s/></text:span><text:span text:style-name="T396">java.util.Random</text:span><text:span text:style-name="T397">;<text:line-break/><text:line-break/></text:span><text:span text:style-name="T398">public class<text:s/></text:span><text:span text:style-name="T399">Contact<text:s/></text:span><text:span text:style-name="T400">{<text:line-break/><text:line-break/><text:s text:c="4"/></text:span><text:span text:style-name="T401">private<text:s/></text:span><text:span text:style-name="T402">String<text:s/></text:span><text:span text:style-name="T403">name</text:span><text:span text:style-name="T404">;<text:line-break/><text:s text:c="4"/></text:span><text:span text:style-name="T405">private<text:s/></text:span><text:span text:style-name="T406">String<text:s/></text:span><text:span text:style-name="T407">email</text:span><text:span text:style-name="T408">;<text:line-break/><text:s text:c="4"/></text:span><text:span text:style-name="T409">private<text:s/></text:span><text:span text:style-name="T410">String<text:s/></text:span><text:span text:style-name="T411">phone</text:span><text:span text:style-name="T412">;<text:line-break/><text:s text:c="4"/></text:span><text:span text:style-name="T413">private<text:s/></text:span><text:span text:style-name="T414">Uri<text:s/></text:span><text:span text:style-name="T415">uri</text:span><text:span text:style-name="T416">;<text:line-break/><text:line-break/><text:s text:c="4"/></text:span><text:span text:style-name="T417">public static<text:s/></text:span><text:span text:style-name="T418">Contact<text:s/></text:span><text:span text:style-name="T419">generateContact</text:span><text:span text:style-name="T420">() {<text:line-break/><text:s text:c="8"/></text:span><text:span text:style-name="T421">Random random<text:s/></text:span><text:span text:style-name="T422">=<text:s/></text:span><text:span text:style-name="T423">new<text:s/></text:span><text:span text:style-name="T424">Random();<text:line-break/><text:s text:c="8"/></text:span><text:span text:style-name="T425">String name</text:span><text:span text:style-name="T426">;<text:line-break/><text:s text:c="8"/></text:span><text:span text:style-name="T427">String email<text:s/></text:span><text:span text:style-name="T428">=<text:s/></text:span><text:span text:style-name="T429">Math</text:span><text:span text:style-name="T430">.</text:span><text:span text:style-name="T431">abs</text:span><text:span text:style-name="T432">(</text:span><text:span text:style-name="T433">random</text:span><text:span text:style-name="T434">.nextLong()) +<text:s/></text:span><text:span text:style-name="T435">"@gmail.com"</text:span><text:span text:style-name="T436">;<text:line-break/><text:s text:c="8"/></text:span><text:span text:style-name="T437">String phone<text:s/></text:span><text:span text:style-name="T438">=<text:s/></text:span><text:span text:style-name="T439">"+38063"<text:s/></text:span><text:span text:style-name="T440">+<text:s/></text:span><text:span text:style-name="T441">Math</text:span><text:span text:style-name="T442">.</text:span><text:span text:style-name="T443">abs</text:span><text:span text:style-name="T444">(</text:span><text:span text:style-name="T445">random</text:span><text:span text:style-name="T446">.nextLong()) %<text:s/></text:span><text:span text:style-name="T447">10000000</text:span><text:span text:style-name="T448">;<text:line-break/><text:s text:c="8"/></text:span><text:span text:style-name="T449">switch<text:s/></text:span><text:span text:style-name="T450">(</text:span><text:span text:style-name="T451">random</text:span><text:span text:style-name="T452">.nextInt(</text:span><text:span text:style-name="T453">10</text:span><text:span text:style-name="T454">)) {<text:line-break/><text:s text:c="12"/></text:span><text:span text:style-name="T455">case<text:s/></text:span><text:span text:style-name="T456">0</text:span><text:span text:style-name="T457">:<text:s/></text:span><text:span text:style-name="T458">name<text:s/></text:span><text:span text:style-name="T459">=<text:s/></text:span><text:span text:style-name="T460">"</text:span><text:span text:style-name="T461">Вася"</text:span><text:span text:style-name="T462">;</text:span><text:span text:style-name="T463">break</text:span><text:span text:style-name="T464">;<text:line-break/><text:s text:c="12"/></text:span><text:span text:style-name="T465">case<text:s/></text:span><text:span text:style-name="T466">1</text:span><text:span text:style-name="T467">:<text:s/></text:span><text:span text:style-name="T468">name<text:s/></text:span><text:span text:style-name="T469">=<text:s/></text:span><text:span text:style-name="T470">"Петя"</text:span><text:span text:style-name="T471">;</text:span><text:span text:style-name="T472">break</text:span><text:span text:style-name="T473">;<text:line-break/><text:s text:c="12"/></text:span><text:span text:style-name="T474">case<text:s/></text:span><text:span text:style-name="T475">3</text:span><text:span text:style-name="T476">:<text:s/></text:span><text:span text:style-name="T477">name<text:s/></text:span><text:span text:style-name="T478">=<text:s/></text:span><text:span text:style-name="T479">"Маша"</text:span><text:span text:style-name="T480">;</text:span><text:span text:style-name="T481">break</text:span><text:span text:style-name="T482">;<text:line-break/><text:s text:c="12"/></text:span><text:span text:style-name="T483">case<text:s/></text:span><text:span text:style-name="T484">4</text:span><text:span text:style-name="T485">:<text:s/></text:span><text:span text:style-name="T486">name<text:s/></text:span><text:span text:style-name="T487">=<text:s/></text:span><text:span text:style-name="T488">"Женя"</text:span><text:span text:style-name="T489">;</text:span><text:span text:style-name="T490">break</text:span><text:span text:style-name="T491">;<text:line-break/><text:s text:c="12"/></text:span><text:span text:style-name="T492">case<text:s/></text:span><text:span text:style-name="T493">5</text:span><text:span text:style-name="T494">:<text:s/></text:span><text:span text:style-name="T495">name<text:s/></text:span><text:span text:style-name="T496">=<text:s/></text:span><text:span text:style-name="T497">"Люда"</text:span><text:span text:style-name="T498">;</text:span><text:span text:style-name="T499">break</text:span><text:span text:style-name="T500">;<text:line-break/><text:s text:c="12"/></text:span><text:span text:style-name="T501">case<text:s/></text:span><text:span text:style-name="T502">6</text:span><text:span text:style-name="T503">:<text:s/></text:span><text:span text:style-name="T504">name<text:s/></text:span><text:span text:style-name="T505">=<text:s/></text:span><text:span text:style-name="T506">"Миша"</text:span><text:span text:style-name="T507">;</text:span><text:span text:style-name="T508">break</text:span><text:span text:style-name="T509">;<text:line-break/><text:s text:c="12"/></text:span><text:span text:style-name="T510">case<text:s/></text:span><text:span text:style-name="T511">7</text:span><text:span text:style-name="T512">:<text:s/></text:span><text:span text:style-name="T513">name<text:s/></text:span><text:span text:style-name="T514">=<text:s/></text:span><text:span text:style-name="T515">"Света"</text:span><text:span text:style-name="T516">;</text:span><text:span text:style-name="T517">break</text:span><text:span text:style-name="T518">;<text:line-break/><text:s text:c="12"/></text:span><text:span text:style-name="T519">case<text:s/></text:span><text:span text:style-name="T520">8</text:span><text:span text:style-name="T521">:<text:s/></text:span><text:span text:style-name="T522">name<text:s/></text:span><text:span text:style-name="T523">=<text:s/></text:span><text:span text:style-name="T524">"Ваня"</text:span><text:span text:style-name="T525">;</text:span><text:span text:style-name="T526">break</text:span><text:span text:style-name="T527">;<text:line-break/><text:s text:c="12"/></text:span><text:span text:style-name="T528">case<text:s/></text:span><text:span text:style-name="T529">9</text:span><text:span text:style-name="T530">:<text:s/></text:span><text:span text:style-name="T531">name<text:s/></text:span><text:span text:style-name="T532">=<text:s/></text:span><text:span text:style-name="T533">"Настя"</text:span><text:span text:style-name="T534">;</text:span><text:span text:style-name="T535">break</text:span><text:span text:style-name="T536">;<text:line-break/><text:s text:c="12"/></text:span><text:span text:style-name="T537">default</text:span><text:span text:style-name="T538">:<text:s/></text:span><text:span text:style-name="T539">name<text:s/></text:span><text:span text:style-name="T540">=<text:s/></text:span><text:span text:style-name="T541">"Наташа"</text:span><text:span text:style-name="T542">;<text:line-break/><text:s text:c="8"/>}<text:line-break/><text:s text:c="8"/></text:span><text:span text:style-name="T543">return new<text:s/></text:span><text:span text:style-name="T544">Contact(</text:span><text:span text:style-name="T545">name</text:span><text:span text:style-name="T546">,<text:s/></text:span><text:span text:style-name="T547">email</text:span><text:span text:style-name="T548">,<text:s/></text:span><text:span text:style-name="T549">phone</text:span><text:span text:style-name="T550">,<text:s/></text:span><text:span text:style-name="T551">null</text:span><text:span text:style-name="T552">);<text:line-break/><text:s text:c="4"/>}<text:line-break/><text:line-break/><text:s text:c="4"/></text:span><text:span text:style-name="T553">public<text:s/></text:span><text:span text:style-name="T554">Contact</text:span><text:span text:style-name="T555">(</text:span><text:span text:style-name="T556">String<text:s/></text:span><text:span text:style-name="T557">name,<text:s/></text:span><text:span text:style-name="T558">String<text:s/></text:span><text:span text:style-name="T559">email,<text:s/></text:span><text:span text:style-name="T560">String<text:s/></text:span><text:span text:style-name="T561">phone,<text:s/></text:span><text:span text:style-name="T562">Uri<text:s/></text:span><text:span text:style-name="T563">uri) {<text:line-break/><text:s text:c="8"/></text:span><text:span text:style-name="T564">this</text:span><text:span text:style-name="T565">.</text:span><text:span text:style-name="T566">name<text:s/></text:span><text:span text:style-name="T567">= name;<text:line-break/><text:s text:c="8"/></text:span><text:span text:style-name="T568">this</text:span><text:span text:style-name="T569">.</text:span><text:span text:style-name="T570">email<text:s/></text:span><text:span text:style-name="T571">= email;<text:line-break/><text:s text:c="8"/></text:span><text:span text:style-name="T572">this</text:span><text:span text:style-name="T573">.</text:span><text:span text:style-name="T574">phone<text:s/></text:span><text:span text:style-name="T575">= phone;<text:line-break/><text:s text:c="8"/></text:span><text:span text:style-name="T576">this</text:span><text:span text:style-name="T577">.</text:span><text:span text:style-name="T578">uri<text:s/></text:span><text:span text:style-name="T579">= uri;<text:line-break/><text:s text:c="4"/>}<text:line-break/><text:line-break/><text:s text:c="4"/></text:span><text:span text:style-name="T580">public<text:s/></text:span><text:span text:style-name="T581">String<text:s/></text:span><text:span text:style-name="T582">getName</text:span><text:span text:style-name="T583">() {<text:line-break/><text:s text:c="8"/></text:span><text:span text:style-name="T584">return<text:s/></text:span><text:span text:style-name="T585">name</text:span><text:span text:style-name="T586">;<text:line-break/><text:s text:c="4"/>}<text:line-break/><text:line-break/><text:s text:c="4"/></text:span><text:span text:style-name="T587">public void<text:s/></text:span><text:span text:style-name="T588">setName</text:span><text:span text:style-name="T589">(</text:span><text:span text:style-name="T590">String<text:s/></text:span><text:span text:style-name="T591">name) {<text:line-break/><text:s text:c="8"/></text:span><text:span text:style-name="T592">this</text:span><text:span text:style-name="T593">.</text:span><text:span text:style-name="T594">name<text:s/></text:span><text:span text:style-name="T595">= name;<text:line-break/><text:s text:c="4"/>}<text:line-break/><text:line-break/><text:s text:c="4"/></text:span><text:span text:style-name="T596">public<text:s/></text:span><text:span text:style-name="T597">String<text:s/></text:span><text:span text:style-name="T598">getEmail</text:span><text:span text:style-name="T599">() {<text:line-break/><text:s text:c="8"/></text:span><text:span text:style-name="T600">return<text:s/></text:span><text:span text:style-name="T601">email</text:span><text:span text:style-name="T602">;<text:line-break/><text:s text:c="4"/>}<text:line-break/><text:line-break/><text:s text:c="4"/></text:span><text:span text:style-name="T603">public void<text:s/></text:span><text:span text:style-name="T604">setEmail</text:span><text:span text:style-name="T605">(</text:span><text:span text:style-name="T606">String<text:s/></text:span><text:span text:style-name="T607">email) {<text:line-break/><text:s text:c="8"/></text:span><text:span text:style-name="T608">this</text:span><text:span text:style-name="T609">.</text:span><text:span text:style-name="T610">email<text:s/></text:span><text:span text:style-name="T611">= email;<text:line-break/><text:s text:c="4"/>}<text:line-break/><text:line-break/><text:s text:c="4"/></text:span><text:span text:style-name="T612">public<text:s/></text:span><text:span text:style-name="T613">String<text:s/></text:span><text:span text:style-name="T614">getPhone</text:span><text:span text:style-name="T615">() {<text:line-break/><text:s text:c="8"/></text:span><text:span text:style-name="T616">return<text:s/></text:span><text:span text:style-name="T617">phone</text:span><text:span text:style-name="T618">;<text:line-break/><text:s text:c="4"/>}<text:line-break/><text:line-break/><text:s text:c="4"/></text:span><text:span text:style-name="T619">public void<text:s/></text:span><text:span text:style-name="T620">setPhone</text:span><text:span text:style-name="T621">(</text:span><text:span text:style-name="T622">String<text:s/></text:span><text:span text:style-name="T623">phone) {<text:line-break/><text:s text:c="8"/></text:span><text:span text:style-name="T624">this</text:span><text:span text:style-name="T625">.</text:span><text:span text:style-name="T626">phone<text:s/></text:span><text:span text:style-name="T627">= phone;<text:line-break/><text:s text:c="4"/>}<text:line-break/><text:line-break/><text:s text:c="4"/></text:span><text:span text:style-name="T628">public<text:s/></text:span><text:span text:style-name="T629">Uri<text:s/></text:span><text:span text:style-name="T630">getUri</text:span><text:span text:style-name="T631">() {<text:line-break/><text:s text:c="8"/></text:span><text:span text:style-name="T632">return<text:s/></text:span><text:span text:style-name="T633">uri</text:span><text:span text:style-name="T634">;<text:line-break/><text:s text:c="4"/>}<text:line-break/><text:line-break/><text:s text:c="4"/></text:span><text:span text:style-name="T635">public void<text:s/></text:span><text:span text:style-name="T636">setUri</text:span><text:span text:style-name="T637">(</text:span><text:span text:style-name="T638">Uri<text:s/></text:span><text:span text:style-name="T639">uri) {<text:line-break/><text:s text:c="8"/></text:span><text:span text:style-name="T640">this</text:span><text:span text:style-name="T641">.</text:span><text:span text:style-name="T642">uri<text:s/></text:span><text:span text:style-name="T643">= uri;<text:line-break/><text:s text:c="4"/>}<text:line-break/>}</text:span></text:p>
      <text:p text:style-name="P14"><text:span text:style-name="T644"/></text:p>
      <text:p text:style-name="P15"><text:span text:style-name="T645">Файл AddContactActivity.java</text:span></text:p>
      <text:p text:style-name="P16"><text:span text:style-name="T646">package<text:s/></text:span><text:span text:style-name="T647">ua.opu.contactlist</text:span><text:span text:style-name="T648">;<text:line-break/><text:line-break/></text:span><text:span text:style-name="T649">import<text:s/></text:span><text:span text:style-name="T650">android.content.ActivityNotFoundException</text:span><text:span text:style-name="T651">;<text:line-break/></text:span><text:span text:style-name="T652">import<text:s/></text:span><text:span text:style-name="T653">android.content.Intent</text:span><text:span text:style-name="T654">;<text:line-break/></text:span><text:span text:style-name="T655">import<text:s/></text:span><text:span text:style-name="T656">android.graphics.Bitmap</text:span><text:span text:style-name="T657">;<text:line-break/></text:span><text:span text:style-name="T658">import<text:s/></text:span><text:span text:style-name="T659">android.net.Uri</text:span><text:span text:style-name="T660">;<text:line-break/></text:span><text:span text:style-name="T661">import<text:s/></text:span><text:span text:style-name="T662">android.os.Bundle</text:span><text:span text:style-name="T663">;<text:line-break/></text:span><text:span text:style-name="T664">import<text:s/></text:span><text:span text:style-name="T665">android.os.Environment</text:span><text:span text:style-name="T666">;<text:line-break/></text:span><text:span text:style-name="T667">import<text:s/></text:span><text:span text:style-name="T668">android.provider.MediaStore</text:span><text:span text:style-name="T669">;<text:line-break/></text:span><text:span text:style-name="T670">import<text:s/></text:span><text:span text:style-name="T671">android.view.View</text:span><text:span text:style-name="T672">;<text:line-break/></text:span><text:span text:style-name="T673">import<text:s/></text:span><text:span text:style-name="T674">android.view.Window</text:span><text:span text:style-name="T675">;<text:line-break/></text:span><text:span text:style-name="T676">import<text:s/></text:span><text:span text:style-name="T677">android.view.WindowManager</text:span><text:span text:style-name="T678">;<text:line-break/></text:span><text:span text:style-name="T679">import<text:s/></text:span><text:span text:style-name="T680">android.widget.Button</text:span><text:span text:style-name="T681">;<text:line-break/></text:span><text:span text:style-name="T682">import<text:s/></text:span><text:span text:style-name="T683">android.widget.EditText</text:span><text:span text:style-name="T684">;<text:line-break/></text:span><text:span text:style-name="T685">import<text:s/></text:span><text:span text:style-name="T686">android.widget.ImageView</text:span><text:span text:style-name="T687">;<text:line-break/></text:span><text:span text:style-name="T688">import<text:s/></text:span><text:span text:style-name="T689">android.widget.Toast</text:span><text:span text:style-name="T690">;<text:line-break/><text:line-break/></text:span><text:span text:style-name="T691">import<text:s/></text:span><text:span text:style-name="T692">androidx.annotation.</text:span><text:span text:style-name="T693">Nullable</text:span><text:span text:style-name="T694">;<text:line-break/></text:span><text:span text:style-name="T695">import<text:s/></text:span><text:span text:style-name="T696">androidx.appcompat.app.AppCompatActivity</text:span><text:span text:style-name="T697">;<text:line-break/><text:line-break/></text:span><text:span text:style-name="T698">import<text:s/></text:span><text:span text:style-name="T699">java.io.File</text:span><text:span text:style-name="T700">;<text:line-break/></text:span><text:span text:style-name="T701">import<text:s/></text:span><text:span text:style-name="T702">java.io.FileOutputStream</text:span><text:span text:style-name="T703">;<text:line-break/></text:span><text:span text:style-name="T704">import<text:s/></text:span><text:span text:style-name="T705">java.io.IOException</text:span><text:span text:style-name="T706">;<text:line-break/><text:line-break/></text:span><text:span text:style-name="T707">public class<text:s/></text:span><text:span text:style-name="T708">AddContactActivity<text:s/></text:span><text:span text:style-name="T709">extends<text:s/></text:span><text:span text:style-name="T710">AppCompatActivity<text:s/></text:span><text:span text:style-name="T711">{<text:line-break/><text:line-break/><text:s text:c="4"/></text:span><text:span text:style-name="T712">private<text:s/></text:span><text:span text:style-name="T713">ImageView<text:s/></text:span><text:span text:style-name="T714">mContactImage</text:span><text:span text:style-name="T715">;<text:line-break/><text:s text:c="4"/></text:span><text:span text:style-name="T716">private<text:s/></text:span><text:span text:style-name="T717">Uri<text:s/></text:span><text:span text:style-name="T718">mContactImageUri</text:span><text:span text:style-name="T719">;<text:line-break/><text:line-break/><text:s text:c="4"/></text:span><text:span text:style-name="T720">private static final int<text:s/></text:span><text:span text:style-name="T721">IMAGE_CAPTURE_REQUEST_CODE<text:s/></text:span><text:span text:style-name="T722">=<text:s/></text:span><text:span text:style-name="T723">7777</text:span><text:span text:style-name="T724">;<text:line-break/><text:line-break/><text:s text:c="4"/></text:span><text:span text:style-name="T725">@Override<text:line-break/><text:s text:c="4"/></text:span><text:span text:style-name="T726">protected void<text:s/></text:span><text:span text:style-name="T727">onCreate</text:span><text:span text:style-name="T728">(</text:span><text:span text:style-name="T729">Bundle<text:s/></text:span><text:span text:style-name="T730">savedInstanceState) {<text:line-break/><text:s text:c="8"/></text:span><text:span text:style-name="T731">super</text:span><text:span text:style-name="T732">.onCreate(savedInstanceState);<text:line-break/><text:s text:c="8"/>setContentView(</text:span><text:span text:style-name="T733">R</text:span><text:span text:style-name="T734">.</text:span><text:span text:style-name="T735">layout</text:span><text:span text:style-name="T736">.</text:span><text:span text:style-name="T737">activity_add_contact</text:span><text:span text:style-name="T738">);<text:line-break/><text:s text:c="8"/>setWindow();<text:line-break/><text:line-break/><text:s text:c="8"/></text:span><text:span text:style-name="T739">mContactImage<text:s/></text:span><text:span text:style-name="T740">= findViewById(</text:span><text:span text:style-name="T741">R</text:span><text:span text:style-name="T742">.</text:span><text:span text:style-name="T743">id</text:span><text:span text:style-name="T744">.</text:span><text:span text:style-name="T745">profile_image</text:span><text:span text:style-name="T746">);<text:line-break/><text:line-break/><text:s text:c="8"/></text:span><text:span text:style-name="T747">EditText nameEditText<text:s/></text:span><text:span text:style-name="T748">= findViewById(</text:span><text:span text:style-name="T749">R</text:span><text:span text:style-name="T750">.</text:span><text:span text:style-name="T751">id</text:span><text:span text:style-name="T752">.</text:span><text:span text:style-name="T753">name_et</text:span><text:span text:style-name="T754">);<text:line-break/><text:s text:c="8"/></text:span><text:span text:style-name="T755">EditText EmailEditText<text:s/></text:span><text:span text:style-name="T756">= findViewById(</text:span><text:span text:style-name="T757">R</text:span><text:span text:style-name="T758">.</text:span><text:span text:style-name="T759">id</text:span><text:span text:style-name="T760">.</text:span><text:span text:style-name="T761">email_et</text:span><text:span text:style-name="T762">);<text:line-break/><text:s text:c="8"/></text:span><text:span text:style-name="T763">EditText PhoneEditText<text:s/></text:span><text:span text:style-name="T764">= findViewById(</text:span><text:span text:style-name="T765">R</text:span><text:span text:style-name="T766">.</text:span><text:span text:style-name="T767">id</text:span><text:span text:style-name="T768">.</text:span><text:span text:style-name="T769">phone_et</text:span><text:span text:style-name="T770">);<text:line-break/><text:line-break/><text:s text:c="8"/></text:span><text:span text:style-name="T771">Button addContactButton<text:s/></text:span><text:span text:style-name="T772">= findViewById(</text:span><text:span text:style-name="T773">R</text:span><text:span text:style-name="T774">.</text:span><text:span text:style-name="T775">id</text:span><text:span text:style-name="T776">.</text:span><text:span text:style-name="T777">button_add</text:span><text:span text:style-name="T778">);<text:line-break/><text:s text:c="8"/></text:span><text:span text:style-name="T779">addContactButton</text:span><text:span text:style-name="T780">.setOnClickListener(v -&gt; {<text:line-break/><text:s text:c="12"/></text:span><text:span text:style-name="T781">if<text:s/></text:span><text:span text:style-name="T782">(</text:span><text:span text:style-name="T783">mContactImageUri<text:s/></text:span><text:span text:style-name="T784">==<text:s/></text:span><text:span text:style-name="T785">null</text:span><text:span text:style-name="T786">) {<text:line-break/><text:s text:c="16"/></text:span><text:span text:style-name="T787">Toast</text:span><text:span text:style-name="T788">.</text:span><text:span text:style-name="T789">makeText</text:span><text:span text:style-name="T790">(</text:span><text:span text:style-name="T791">this</text:span><text:span text:style-name="T792">,<text:s/></text:span><text:span text:style-name="T793">"Contact image not set!"</text:span><text:span text:style-name="T794">,<text:s/></text:span><text:span text:style-name="T795">Toast</text:span><text:span text:style-name="T796">.</text:span><text:span text:style-name="T797">LENGTH_SHORT</text:span><text:span text:style-name="T798">).show();<text:line-break/><text:s text:c="16"/></text:span><text:span text:style-name="T799">return</text:span><text:span text:style-name="T800">;<text:line-break/><text:s text:c="12"/>}<text:line-break/><text:line-break/><text:s text:c="12"/></text:span><text:span text:style-name="T801">String name<text:s/></text:span><text:span text:style-name="T802">=<text:s/></text:span><text:span text:style-name="T803">nameEditText</text:span><text:span text:style-name="T804">.getText().toString();<text:line-break/><text:s text:c="12"/></text:span><text:span text:style-name="T805">String email<text:s/></text:span><text:span text:style-name="T806">=<text:s/></text:span><text:span text:style-name="T807">EmailEditText</text:span><text:span text:style-name="T808">.getText().toString();<text:line-break/><text:s text:c="12"/></text:span><text:span text:style-name="T809">String phone<text:s/></text:span><text:span text:style-name="T810">=<text:s/></text:span><text:span text:style-name="T811">PhoneEditText</text:span><text:span text:style-name="T812">.getText().toString();<text:line-break/><text:line-break/><text:s text:c="12"/></text:span><text:span text:style-name="T813">Intent i<text:s/></text:span><text:span text:style-name="T814">=<text:s/></text:span><text:span text:style-name="T815">new<text:s/></text:span><text:span text:style-name="T816">Intent();<text:line-break/><text:s text:c="12"/></text:span><text:span text:style-name="T817">i</text:span><text:span text:style-name="T818">.putExtra(</text:span><text:span text:style-name="T819">Intent</text:span><text:span text:style-name="T820">.</text:span><text:span text:style-name="T821">EXTRA_USER</text:span><text:span text:style-name="T822">,<text:s/></text:span><text:span text:style-name="T823">name</text:span><text:span text:style-name="T824">);<text:line-break/><text:s text:c="12"/></text:span><text:span text:style-name="T825">i</text:span><text:span text:style-name="T826">.putExtra(</text:span><text:span text:style-name="T827">Intent</text:span><text:span text:style-name="T828">.</text:span><text:span text:style-name="T829">EXTRA_EMAIL</text:span><text:span text:style-name="T830">,<text:s/></text:span><text:span text:style-name="T831">email</text:span><text:span text:style-name="T832">);<text:line-break/><text:s text:c="12"/></text:span><text:span text:style-name="T833">i</text:span><text:span text:style-name="T834">.putExtra(</text:span><text:span text:style-name="T835">Intent</text:span><text:span text:style-name="T836">.</text:span><text:span text:style-name="T837">EXTRA_PHONE_NUMBER</text:span><text:span text:style-name="T838">,<text:s/></text:span><text:span text:style-name="T839">phone</text:span><text:span text:style-name="T840">);<text:line-break/><text:s text:c="12"/></text:span><text:span text:style-name="T841">i</text:span><text:span text:style-name="T842">.putExtra(</text:span><text:span text:style-name="T843">Intent</text:span><text:span text:style-name="T844">.</text:span><text:span text:style-name="T845">EXTRA_ORIGINATING_URI</text:span><text:span text:style-name="T846">,<text:s/></text:span><text:span text:style-name="T847">mContactImageUri</text:span><text:span text:style-name="T848">.toString());<text:line-break/><text:line-break/><text:s text:c="12"/>setResult(</text:span><text:span text:style-name="T849">RESULT_OK</text:span><text:span text:style-name="T850">,<text:s/></text:span><text:span text:style-name="T851">i</text:span><text:span text:style-name="T852">);<text:line-break/><text:s text:c="12"/>finish();<text:line-break/><text:s text:c="8"/>});<text:line-break/><text:line-break/><text:s text:c="8"/></text:span><text:span text:style-name="T853">Button takePhotoButton<text:s/></text:span><text:span text:style-name="T854">= findViewById(</text:span><text:span text:style-name="T855">R</text:span><text:span text:style-name="T856">.</text:span><text:span text:style-name="T857">id</text:span><text:span text:style-name="T858">.</text:span><text:span text:style-name="T859">button_camera</text:span><text:span text:style-name="T860">);<text:line-break/><text:s text:c="8"/></text:span><text:span text:style-name="T861">takePhotoButton</text:span><text:span text:style-name="T862">.setOnClickListener(v -&gt; {<text:line-break/><text:s text:c="12"/></text:span><text:span text:style-name="T863">Intent takePictureIntent<text:s/></text:span><text:span text:style-name="T864">=<text:s/></text:span><text:span text:style-name="T865">new<text:s/></text:span><text:span text:style-name="T866">Intent(</text:span><text:span text:style-name="T867">MediaStore</text:span><text:span text:style-name="T868">.</text:span><text:span text:style-name="T869">ACTION_IMAGE_CAPTURE</text:span><text:span text:style-name="T870">);<text:line-break/><text:s text:c="12"/></text:span><text:span text:style-name="T871">try<text:s/></text:span><text:span text:style-name="T872">{<text:line-break/><text:s text:c="16"/>startActivityForResult(</text:span><text:span text:style-name="T873">takePictureIntent</text:span><text:span text:style-name="T874">,<text:s/></text:span><text:span text:style-name="T875">IMAGE_CAPTURE_REQUEST_CODE</text:span><text:span text:style-name="T876">);<text:line-break/><text:s text:c="12"/>}<text:s/></text:span><text:span text:style-name="T877">catch<text:s/></text:span><text:span text:style-name="T878">(</text:span><text:span text:style-name="T879">ActivityNotFoundException<text:s/></text:span><text:span text:style-name="T880">e) {<text:line-break/><text:s text:c="16"/></text:span><text:span text:style-name="T881">Toast</text:span><text:span text:style-name="T882">.</text:span><text:span text:style-name="T883">makeText</text:span><text:span text:style-name="T884">(</text:span><text:span text:style-name="T885">this</text:span><text:span text:style-name="T886">,<text:s/></text:span><text:span text:style-name="T887">"Error while trying to open camera app"</text:span><text:span text:style-name="T888">,<text:s/></text:span><text:span text:style-name="T889">Toast</text:span><text:span text:style-name="T890">.</text:span><text:span text:style-name="T891">LENGTH_SHORT</text:span><text:span text:style-name="T892">).show();<text:line-break/><text:s text:c="12"/>}<text:line-break/><text:s text:c="8"/>});<text:line-break/><text:line-break/><text:s text:c="8"/></text:span><text:span text:style-name="T893">Button cancelButton<text:s/></text:span><text:span text:style-name="T894">= findViewById(</text:span><text:span text:style-name="T895">R</text:span><text:span text:style-name="T896">.</text:span><text:span text:style-name="T897">id</text:span><text:span text:style-name="T898">.</text:span><text:span text:style-name="T899">button_cancel</text:span><text:span text:style-name="T900">);<text:line-break/><text:s text:c="8"/></text:span><text:span text:style-name="T901">cancelButton</text:span><text:span text:style-name="T902">.setOnClickListener(v -&gt; onBackPressed());<text:line-break/><text:s text:c="4"/>}<text:line-break/><text:line-break/><text:s text:c="4"/></text:span><text:span text:style-name="T903">@Override<text:line-break/><text:s text:c="4"/></text:span><text:span text:style-name="T904">protected void<text:s/></text:span><text:span text:style-name="T905">onActivityResult</text:span><text:span text:style-name="T906">(</text:span><text:span text:style-name="T907">int<text:s/></text:span><text:span text:style-name="T908">requestCode,<text:s/></text:span><text:span text:style-name="T909">int<text:s/></text:span><text:span text:style-name="T910">resultCode,<text:s/></text:span><text:span text:style-name="T911">@Nullable<text:s/></text:span><text:span text:style-name="T912">Intent<text:s/></text:span><text:span text:style-name="T913">data) {<text:line-break/><text:s text:c="8"/></text:span><text:span text:style-name="T914">super</text:span><text:span text:style-name="T915">.onActivityResult(requestCode, resultCode, data);<text:line-break/><text:line-break/><text:s text:c="8"/></text:span><text:span text:style-name="T916">if<text:s/></text:span><text:span text:style-name="T917">(requestCode ==<text:s/></text:span><text:span text:style-name="T918">IMAGE_CAPTURE_REQUEST_CODE<text:s/></text:span><text:span text:style-name="T919">&amp;&amp; resultCode ==<text:s/></text:span><text:span text:style-name="T920">RESULT_OK<text:s/></text:span><text:span text:style-name="T921">&amp;&amp; data !=<text:s/></text:span><text:span text:style-name="T922">null</text:span><text:span text:style-name="T923">) {<text:line-break/><text:s text:c="12"/></text:span><text:span text:style-name="T924">Bundle extras<text:s/></text:span><text:span text:style-name="T925">= data.getExtras();<text:line-break/><text:s text:c="12"/></text:span><text:span text:style-name="T926">Bitmap imageBitmap<text:s/></text:span><text:span text:style-name="T927">= (</text:span><text:span text:style-name="T928">Bitmap</text:span><text:span text:style-name="T929">)<text:s/></text:span><text:span text:style-name="T930">extras</text:span><text:span text:style-name="T931">.get(</text:span><text:span text:style-name="T932">"data"</text:span><text:span text:style-name="T933">);<text:line-break/><text:line-break/><text:s text:c="12"/></text:span><text:span text:style-name="T934">//<text:s/></text:span><text:span text:style-name="T935">Меняем ImageView с изображением контакта<text:line-break/><text:s text:c="12"/></text:span><text:span text:style-name="T936">mContactImage</text:span><text:span text:style-name="T937">.setImageBitmap(</text:span><text:span text:style-name="T938">imageBitmap</text:span><text:span text:style-name="T939">);<text:line-break/><text:line-break/><text:s text:c="12"/></text:span><text:span text:style-name="T940">String filename<text:s/></text:span><text:span text:style-name="T941">=<text:s/></text:span><text:span text:style-name="T942">"contact_"<text:s/></text:span><text:span text:style-name="T943">+<text:s/></text:span><text:span text:style-name="T944">System</text:span><text:span text:style-name="T945">.</text:span><text:span text:style-name="T946">currentTimeMillis</text:span><text:span text:style-name="T947">() +<text:s/></text:span><text:span text:style-name="T948">".png"</text:span><text:span text:style-name="T949">;<text:line-break/><text:line-break/><text:s text:c="12"/></text:span><text:span text:style-name="T950">File outputFile<text:s/></text:span><text:span text:style-name="T951">=<text:s/></text:span><text:span text:style-name="T952">new<text:s/></text:span><text:span text:style-name="T953">File(</text:span><text:span text:style-name="T954">Environment</text:span><text:span text:style-name="T955">.</text:span><text:span text:style-name="T956">getExternalStoragePublicDirectory</text:span><text:span text:style-name="T957">(</text:span><text:span text:style-name="T958">Environment</text:span><text:span text:style-name="T959">.</text:span><text:span text:style-name="T960">DIRECTORY_PICTURES</text:span><text:span text:style-name="T961">),<text:s/></text:span><text:span text:style-name="T962">filename</text:span><text:span text:style-name="T963">);<text:line-break/><text:s text:c="12"/></text:span><text:span text:style-name="T964">FileOutputStream<text:s/></text:span><text:span text:style-name="T965">fileOutputStream =<text:s/></text:span><text:span text:style-name="T966">null</text:span><text:span text:style-name="T967">;<text:line-break/><text:s text:c="12"/></text:span><text:span text:style-name="T968">try<text:s/></text:span><text:span text:style-name="T969">{<text:line-break/><text:s text:c="16"/>fileOutputStream =<text:s/></text:span><text:span text:style-name="T970">new<text:s/></text:span><text:span text:style-name="T971">FileOutputStream(</text:span><text:span text:style-name="T972">outputFile</text:span><text:span text:style-name="T973">);<text:line-break/><text:s text:c="16"/></text:span><text:span text:style-name="T974">imageBitmap</text:span><text:span text:style-name="T975">.compress(</text:span><text:span text:style-name="T976">Bitmap</text:span><text:span text:style-name="T977">.</text:span><text:span text:style-name="T978">CompressFormat</text:span><text:span text:style-name="T979">.</text:span><text:span text:style-name="T980">PNG</text:span><text:span text:style-name="T981">,<text:s/></text:span><text:span text:style-name="T982">100</text:span><text:span text:style-name="T983">, fileOutputStream);<text:line-break/><text:line-break/><text:s text:c="16"/></text:span><text:span text:style-name="T984">// Сохраняем путь к файлу в формате Uri<text:line-break/><text:s text:c="16"/></text:span><text:span text:style-name="T985">mContactImageUri<text:s/></text:span><text:span text:style-name="T986">=<text:s/></text:span><text:span text:style-name="T987">Uri</text:span><text:span text:style-name="T988">.</text:span><text:span text:style-name="T989">fromFile</text:span><text:span text:style-name="T990">(</text:span><text:span text:style-name="T991">outputFile</text:span><text:span text:style-name="T992">);<text:line-break/><text:s text:c="16"/>fileOutputStream.flush();<text:line-break/><text:s text:c="16"/>fileOutputStream.close();<text:line-break/><text:s text:c="12"/>}<text:s/></text:span><text:span text:style-name="T993">catch<text:s/></text:span><text:span text:style-name="T994">(</text:span><text:span text:style-name="T995">IOException<text:s/></text:span><text:span text:style-name="T996">e) {<text:line-break/><text:s text:c="16"/>e.printStackTrace();<text:line-break/><text:s text:c="12"/>}<text:line-break/><text:s text:c="8"/>}<text:line-break/><text:s text:c="4"/>}<text:line-break/><text:line-break/><text:s text:c="4"/></text:span><text:span text:style-name="T997">@Override<text:line-break/><text:s text:c="4"/></text:span><text:span text:style-name="T998">public void<text:s/></text:span><text:span text:style-name="T999">onBackPressed</text:span><text:span text:style-name="T1000">() {<text:line-break/><text:s text:c="8"/></text:span><text:span text:style-name="T1001">super</text:span><text:span text:style-name="T1002">.onBackPressed();<text:line-break/><text:line-break/><text:s text:c="8"/>setResult(</text:span><text:span text:style-name="T1003">RESULT_CANCELED</text:span><text:span text:style-name="T1004">);<text:line-break/><text:s text:c="4"/>}<text:line-break/><text:line-break/><text:s text:c="4"/></text:span><text:span text:style-name="T1005">private void<text:s/></text:span><text:span text:style-name="T1006">setWindow</text:span><text:span text:style-name="T1007">() {<text:line-break/><text:s text:c="8"/></text:span><text:span text:style-name="T1008">// Метод устанавливает StatusBar в цвет фона<text:line-break/><text:s text:c="8"/></text:span><text:span text:style-name="T1009">Window window<text:s/></text:span><text:span text:style-name="T1010">=<text:s/></text:span><text:span text:style-name="T1011">this</text:span><text:span text:style-name="T1012">.getWindow();<text:line-break/><text:s text:c="8"/></text:span><text:span text:style-name="T1013">window</text:span><text:span text:style-name="T1014">.clearFlags(</text:span><text:span text:style-name="T1015">WindowManager</text:span><text:span text:style-name="T1016">.</text:span><text:span text:style-name="T1017">LayoutParams</text:span><text:span text:style-name="T1018">.</text:span><text:span text:style-name="T1019">FLAG_TRANSLUCENT_STATUS</text:span><text:span text:style-name="T1020">);<text:line-break/><text:s text:c="8"/></text:span><text:span text:style-name="T1021">window</text:span><text:span text:style-name="T1022">.addFlags(</text:span><text:span text:style-name="T1023">WindowManager</text:span><text:span text:style-name="T1024">.</text:span><text:span text:style-name="T1025">LayoutParams</text:span><text:span text:style-name="T1026">.</text:span><text:span text:style-name="T1027">FLAG_DRAWS_SYSTEM_BAR_BACKGROUNDS</text:span><text:span text:style-name="T1028">);<text:line-break/><text:s text:c="8"/></text:span><text:span text:style-name="T1029">window</text:span><text:span text:style-name="T1030">.setStatusBarColor(getColor(</text:span><text:span text:style-name="T1031">R</text:span><text:span text:style-name="T1032">.</text:span><text:span text:style-name="T1033">color</text:span><text:span text:style-name="T1034">.</text:span><text:span text:style-name="T1035">activity_background</text:span><text:span text:style-name="T1036">));<text:line-break/><text:line-break/><text:s text:c="8"/></text:span><text:span text:style-name="T1037">View decor<text:s/></text:span><text:span text:style-name="T1038">= getWindow().getDecorView();<text:line-break/><text:s text:c="8"/></text:span><text:span text:style-name="T1039">decor</text:span><text:span text:style-name="T1040">.setSystemUiVisibility(</text:span><text:span text:style-name="T1041">View</text:span><text:span text:style-name="T1042">.</text:span><text:span text:style-name="T1043">SYSTEM_UI_FLAG_LIGHT_STATUS_BAR</text:span><text:span text:style-name="T1044">);<text:line-break/><text:s text:c="4"/>}<text:line-break/>}</text:span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draw:frame text:anchor-type="as-char" svg:width="57.94mm" svg:height="89.43mm" style:rel-width="scale" style:rel-height="scale"><draw:object-ole xlink:href="OleObj1"/><draw:image xlink:href="ObjectReplacements/OleObj1"/></draw:frame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5"/></text:p>
      <text:p text:style-name="P16"><text:span text:style-name="T1046">Висновок</text:span></text:p>
      <text:p text:style-name="P17"><text:span text:style-name="T1047">В ході виконання лабораторної роботи ми вивчили</text:span><text:span text:style-name="T1048"><text:s/></text:span><text:span text:style-name="T1049">призначення класу адаптера і реалізували його, а також вивчили роботу віджета RecyclerView і розглянути його відмінності від віджета ListView.</text:span><text:span text:style-name="T10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